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fo:language="en" fo:country="US"/>
    </style:style>
    <style:style style:name="P2" style:family="paragraph" style:parent-style-name="Footnote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ain text before footnote.<text:note text:id="ftn1" text:note-class="footnote"><text:note-citation>1</text:note-citation><text:note-body><text:p text:style-name="P2">Footnote text.</text:p></text:note-body></text:note> Text after the footno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09:55:38</meta:creation-date>
    <dc:date>2012-10-25T09:58:19</dc:date>
    <meta:editing-duration>PT15S</meta:editing-duration>
    <meta:editing-cycles>3</meta:editing-cycles>
    <meta:generator>LibreOffice/3.5$MacOSX_x86 LibreOffice_project/3fa2330-e49ffd2-90d118b-705e248-051e21c</meta:generator>
    <meta:document-statistic meta:table-count="0" meta:image-count="0" meta:object-count="0" meta:page-count="1" meta:paragraph-count="2" meta:word-count="11" meta:character-count="66" meta:non-whitespace-character-count="58"/>
  </office:meta>
</office:document-meta>
</file>